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monospace" svg:font-family="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fbd" officeooo:paragraph-rsid="001d5fbd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5fbd" officeooo:paragraph-rsid="001d5fbd" style:font-size-asian="12pt" style:font-style-asian="normal" style:font-weight-asian="normal" style:text-emphasize="none"/>
    </style:style>
    <style:style style:name="P3" style:family="paragraph" style:parent-style-name="Standard">
      <style:text-properties officeooo:paragraph-rsid="003e7b6f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font-variant="normal" fo:text-transform="none" fo:color="#000000" style:font-name="Roboto" fo:font-size="10.5pt" fo:letter-spacing="normal" fo:font-style="normal" fo:font-weight="normal" officeooo:rsid="00441e64" officeooo:paragraph-rsid="00441e64" fo:background-color="#ffffff" loext:padding="0in" loext:border="none"/>
    </style:style>
    <style:style style:name="P6" style:family="paragraph" style:parent-style-name="Standard">
      <style:text-properties fo:font-variant="normal" fo:text-transform="none" fo:color="#294a68" style:font-name="Roboto" fo:font-size="10.5pt" fo:letter-spacing="normal" fo:font-style="normal" fo:font-weight="normal" officeooo:paragraph-rsid="003e7b6f" fo:background-color="#ffffff" loext:padding="0in" loext:border="none"/>
    </style:style>
    <style:style style:name="P7" style:family="paragraph" style:parent-style-name="Standard">
      <style:text-properties officeooo:paragraph-rsid="003e7b6f"/>
    </style:style>
    <style:style style:name="P8" style:family="paragraph" style:parent-style-name="Standard">
      <style:text-properties officeooo:paragraph-rsid="00403567"/>
    </style:style>
    <style:style style:name="P9" style:family="paragraph" style:parent-style-name="Standard">
      <style:text-properties officeooo:paragraph-rsid="0044e170"/>
    </style:style>
    <style:style style:name="T1" style:family="text">
      <style:text-properties fo:font-variant="normal" fo:text-transform="none" fo:color="#294a68" style:font-name="Roboto" fo:font-size="10.5pt" fo:letter-spacing="normal" fo:font-style="normal" fo:font-weight="normal" officeooo:rsid="0043c766" fo:background-color="#ffffff" loext:char-shading-value="0" loext:padding="0in" loext:border="none"/>
    </style:style>
    <style:style style:name="T2" style:family="text">
      <style:text-properties fo:font-variant="normal" fo:text-transform="none" fo:color="#294a68" style:font-name="Roboto" fo:font-size="10.5pt" fo:letter-spacing="normal" fo:font-style="normal" fo:font-weight="normal" officeooo:rsid="00403567" fo:background-color="#ffffff" loext:char-shading-value="0" loext:padding="0in" loext:border="none"/>
    </style:style>
    <style:style style:name="T3" style:family="text">
      <style:text-properties fo:font-variant="normal" fo:text-transform="none" fo:color="#294a68" style:font-name="Roboto" fo:font-size="10.5pt" fo:letter-spacing="normal" fo:font-style="normal" fo:font-weight="normal" officeooo:rsid="00441e64" fo:background-color="#ffffff" loext:char-shading-value="0" loext:padding="0in" loext:border="none"/>
    </style:style>
    <style:style style:name="T4" style:family="text">
      <style:text-properties fo:font-variant="normal" fo:text-transform="none" fo:color="#000000" style:font-name="Roboto" fo:font-size="10.5pt" fo:letter-spacing="normal" fo:font-style="normal" fo:font-weight="normal" officeooo:rsid="00441e64" fo:background-color="#ffffff" loext:char-shading-value="0" loext:padding="0in" loext:border="none"/>
    </style:style>
    <style:style style:name="T5" style:family="text">
      <style:text-properties officeooo:rsid="001d5fbd"/>
    </style:style>
    <style:style style:name="T6" style:family="text">
      <style:text-properties officeooo:rsid="0044e170"/>
    </style:style>
  </office:automatic-styles>
  <office:body>
    <office:text>
      <office:forms form:automatic-focus="false" form:apply-design-mode="false"/>
      <text:tracked-changes>
        <text:changed-region xml:id="ct94510648004688" text:id="ct94510648004688">
          <text:deletion>
            <office:change-info>
              <dc:creator>Unknown Author</dc:creator>
              <dc:date>2023-04-27T17:51:47</dc:date>
            </office:change-info>
            <text:p text:style-name="P3">AKCp8nHDzaj79mGR1gLEY9UZJ4quyyVZtceHXYXSLRafQpUWFDQYZjLbziXkcxcQwPwK5nDbh</text:p>
          </text:deletion>
        </text:changed-region>
        <text:changed-region xml:id="ct94510725818144" text:id="ct94510725818144">
          <text:insertion>
            <office:change-info>
              <dc:creator>Unknown Author</dc:creator>
              <dc:date>2024-02-14T14:03:02</dc:date>
            </office:change-info>
          </text:insertion>
        </text:changed-region>
        <text:changed-region xml:id="ct94510723789904" text:id="ct94510723789904">
          <text:insertion>
            <office:change-info>
              <dc:creator>Unknown Author</dc:creator>
              <dc:date>2024-02-14T14:05:47</dc:date>
            </office:change-info>
          </text:insertion>
        </text:changed-region>
        <text:changed-region xml:id="ct94510648004928" text:id="ct94510648004928">
          <text:insertion>
            <office:change-info>
              <dc:creator>Unknown Author</dc:creator>
              <dc:date>2023-04-27T17:51:50</dc:date>
            </office:change-info>
          </text:insertion>
        </text:changed-region>
        <text:changed-region xml:id="ct94510725961936" text:id="ct94510725961936">
          <text:insertion>
            <office:change-info>
              <dc:creator>Unknown Author</dc:creator>
              <dc:date>2023-04-27T17:51:50</dc:date>
            </office:change-info>
          </text:insertion>
        </text:changed-region>
        <text:changed-region xml:id="ct94510648219600" text:id="ct94510648219600">
          <text:insertion>
            <office:change-info>
              <dc:creator>Unknown Author</dc:creator>
              <dc:date>2023-08-07T10:56:19</dc:date>
            </office:change-info>
          </text:insertion>
        </text:changed-region>
        <text:changed-region xml:id="ct94510648221152" text:id="ct94510648221152">
          <text:insertion>
            <office:change-info>
              <dc:creator>Unknown Author</dc:creator>
              <dc:date>2023-06-13T01:28:26</dc:date>
            </office:change-info>
          </text:insertion>
        </text:changed-region>
        <text:changed-region xml:id="ct94510648222704" text:id="ct94510648222704">
          <text:insertion>
            <office:change-info>
              <dc:creator>Unknown Author</dc:creator>
              <dc:date>2023-08-07T10:56:30</dc:date>
            </office:change-info>
          </text:insertion>
        </text:changed-region>
        <text:changed-region xml:id="ct94510717845888" text:id="ct94510717845888">
          <text:insertion>
            <office:change-info>
              <dc:creator>Unknown Author</dc:creator>
              <dc:date>2024-02-14T14:02:55</dc:date>
            </office:change-info>
          </text:insertion>
        </text:changed-region>
        <text:changed-region xml:id="ct94510591236432" text:id="ct94510591236432">
          <text:deletion>
            <office:change-info>
              <dc:creator>Unknown Author</dc:creator>
              <dc:date>2024-02-14T14:03:27</dc:date>
            </office:change-info>
            <text:p text:style-name="P8"><text:span text:style-name="T3"/></text:p>
            <text:p text:style-name="P9"/>
          </text:deletion>
        </text:changed-region>
        <text:changed-region xml:id="ct94510714717312" text:id="ct94510714717312">
          <text:insertion>
            <office:change-info>
              <dc:creator>Unknown Author</dc:creator>
              <dc:date>2024-02-14T14:03:46</dc:date>
            </office:change-info>
          </text:insertion>
        </text:changed-region>
        <text:changed-region xml:id="ct94510590804816" text:id="ct94510590804816">
          <text:insertion>
            <office:change-info>
              <dc:creator>Unknown Author</dc:creator>
              <dc:date>2024-02-14T14:40:32</dc:date>
            </office:change-info>
          </text:insertion>
        </text:changed-region>
        <text:changed-region xml:id="ct94510728449024" text:id="ct94510728449024">
          <text:insertion>
            <office:change-info>
              <dc:creator>Unknown Author</dc:creator>
              <dc:date>2024-02-14T14:40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 text:change-id="ct94510648004688"/><text:change-start text:change-id="ct94510725818144"/><text:line-break/><text:change-end text:change-id="ct94510725818144"/><text:change-start text:change-id="ct94510723789904"/></text:p>
      <text:p text:style-name="P3"><text:change-end text:change-id="ct94510723789904"/><text:change-start text:change-id="ct94510648004928"/></text:p>
      <text:p text:style-name="P6">AKCp8nHDzaj79mGR1gLEY9UZJ4quyyVZtceHXYXSLRafQpUWFDQYZjLbziXkcxcQwPwK5nDbh</text:p>
      <text:p text:style-name="P6"/>
      <text:p text:style-name="P5"><text:change-end text:change-id="ct94510648004928"/>password:<text:change-start text:change-id="ct94510725961936"/></text:p>
      <text:p text:style-name="P8"><text:change-end text:change-id="ct94510725961936"/><text:change-start text:change-id="ct94510648219600"/><text:a xlink:type="simple" xlink:href="mailto:Toluwanimi@24" text:style-name="Internet_20_link" text:visited-style-name="Visited_20_Internet_20_Link"><text:span text:style-name="T1">Toluwanimi</text:span></text:a><text:change-end text:change-id="ct94510648219600"/><text:change-start text:change-id="ct94510648221152"/><text:a xlink:type="simple" xlink:href="mailto:Toluwanimi@24" text:style-name="Internet_20_link" text:visited-style-name="Visited_20_Internet_20_Link"><text:span text:style-name="T2">@2</text:span></text:a><text:change-end text:change-id="ct94510648221152"/><text:change-start text:change-id="ct94510648222704"/><text:a xlink:type="simple" xlink:href="mailto:Toluwanimi@24" text:style-name="Internet_20_link" text:visited-style-name="Visited_20_Internet_20_Link"><text:span text:style-name="T1">4</text:span></text:a><text:change-end text:change-id="ct94510648222704"/><text:change-start text:change-id="ct94510717845888"/><text:span text:style-name="T1"><text:line-break/><text:line-break/></text:span><text:change-end text:change-id="ct94510717845888"/><text:span text:style-name="T4">access token:</text:span><text:change text:change-id="ct94510591236432"/><text:change-start text:change-id="ct94510714717312"/><text:span text:style-name="T5">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</text:span><text:change-end text:change-id="ct94510714717312"/><text:change-start text:change-id="ct94510590804816"/><text:span text:style-name="T5"><text:line-break/></text:span></text:p>
      <text:p text:style-name="P9"><text:change-end text:change-id="ct94510590804816"/><text:span text:style-name="T6">To enter signBox Dev environment </text:span><text:change-start text:change-id="ct94510728449024"/><text:span text:style-name="T5"><text:line-break/>ssh -A cspsign@signbox-dev.dhcp.nordic.volvocars.net</text:span><text:change-end text:change-id="ct945107284490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monospace" svg:font-family="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09.702486373</meta:creation-date>
    <meta:editing-duration>P21DT2H1M38S</meta:editing-duration>
    <meta:editing-cycles>8</meta:editing-cycles>
    <meta:generator>LibreOffice/6.4.7.2$Linux_X86_64 LibreOffice_project/40$Build-2</meta:generator>
    <dc:date>2024-02-14T14:42:04.528362338</dc:date>
    <meta:document-statistic meta:table-count="0" meta:image-count="0" meta:object-count="0" meta:page-count="1" meta:paragraph-count="5" meta:word-count="13" meta:character-count="238" meta:non-whitespace-character-count="225"/>
  </office:meta>
</office:document-meta>
</file>